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4"/>
        <table:table-column table:style-name="co2" table:default-cell-style-name="Default"/>
        <table:table-column table:style-name="co2" table:number-columns-repeated="3" table:default-cell-style-name="ce4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 table:number-columns-spanned="3" table:number-rows-spanned="1">
            <text:p>a(t)</text:p>
          </table:table-cell>
          <table:covered-table-cell table:number-columns-repeated="2" table:style-name="ce1"/>
          <table:table-cell table:style-name="ce1"/>
          <table:table-cell table:style-name="ce3" office:value-type="string" calcext:value-type="string" table:number-columns-spanned="3" table:number-rows-spanned="1">
            <text:p>Advance</text:p>
          </table:table-cell>
          <table:covered-table-cell table:number-columns-repeated="2" table:style-name="ce1"/>
          <table:table-cell table:style-name="ce1" table:number-columns-repeated="1014"/>
        </table:table-row>
        <table:table-row table:style-name="ro1"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Like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$B3]*(1-[.D$2]^2/[.$C3]^2)" office:value-type="float" office:value="1" calcext:value-type="float">
            <text:p>1.0000</text:p>
          </table:table-cell>
          <table:table-cell table:formula="of:=[.$B3]*(1-[.E$2]^2/[.$C3]^2)" office:value-type="float" office:value="0.888888888888889" calcext:value-type="float">
            <text:p>0.8889</text:p>
          </table:table-cell>
          <table:table-cell table:formula="of:=[.$B3]*(1-[.F$2]^2/[.$C3]^2)" office:value-type="float" office:value="0.555555555555556" calcext:value-type="float">
            <text:p>0.5556</text:p>
          </table:table-cell>
          <table:table-cell table:style-name="ce4"/>
          <table:table-cell table:formula="of:=TANH([.D3]/100)" office:value-type="float" office:value="0.00999966667999946" calcext:value-type="float">
            <text:p>0.0100</text:p>
          </table:table-cell>
          <table:table-cell table:formula="of:=TANH([.E3]/100)" office:value-type="float" office:value="0.00888865478563384" calcext:value-type="float">
            <text:p>0.0089</text:p>
          </table:table-cell>
          <table:table-cell table:formula="of:=TANH([.F3]/100)" office:value-type="float" office:value="0.00555549840033982" calcext:value-type="float">
            <text:p>0.0056</text:p>
          </table:table-cell>
          <table:table-cell/>
          <table:table-cell table:formula="of:=2*[.$D$3]+[.$D$4]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10" calcext:value-type="float">
            <text:p>10</text:p>
          </table:table-cell>
          <table:table-cell table:formula="of:=7*24" office:value-type="float" office:value="168" calcext:value-type="float">
            <text:p>168</text:p>
          </table:table-cell>
          <table:table-cell table:formula="of:=[.$B4]*(1-[.D$2]^2/[.$C4]^2)" office:value-type="float" office:value="10" calcext:value-type="float">
            <text:p>10.0000</text:p>
          </table:table-cell>
          <table:table-cell table:formula="of:=[.$B4]*(1-[.E$2]^2/[.$C4]^2)" office:value-type="float" office:value="9.79591836734694" calcext:value-type="float">
            <text:p>9.7959</text:p>
          </table:table-cell>
          <table:table-cell table:formula="of:=[.$B4]*(1-[.F$2]^2/[.$C4]^2)" office:value-type="float" office:value="9.18367346938776" calcext:value-type="float">
            <text:p>9.1837</text:p>
          </table:table-cell>
          <table:table-cell/>
          <table:table-cell table:formula="of:=TANH([.D4]/100)" office:value-type="float" office:value="0.0996679946249558" calcext:value-type="float">
            <text:p>0.0997</text:p>
          </table:table-cell>
          <table:table-cell table:formula="of:=TANH([.E4]/100)" office:value-type="float" office:value="0.0976470429101489" calcext:value-type="float">
            <text:p>0.0976</text:p>
          </table:table-cell>
          <table:table-cell table:formula="of:=TANH([.F4]/100)" office:value-type="float" office:value="0.0915794194961441" calcext:value-type="float">
            <text:p>0.0916</text:p>
          </table:table-cell>
          <table:table-cell/>
          <table:table-cell table:formula="of:=TANH((5*[.$D$3]+30*[.$D$4])/100)" office:value-type="float" office:value="0.995524302957447" calcext:value-type="float">
            <text:p>0.9955243029574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bscribe to comments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$B5]*(1-[.D$2]^2/[.$C5]^2)" office:value-type="float" office:value="1" calcext:value-type="float">
            <text:p>1.0000</text:p>
          </table:table-cell>
          <table:table-cell table:formula="of:=[.$B5]*(1-[.E$2]^2/[.$C5]^2)" office:value-type="float" office:value="0.888888888888889" calcext:value-type="float">
            <text:p>0.8889</text:p>
          </table:table-cell>
          <table:table-cell table:formula="of:=[.$B5]*(1-[.F$2]^2/[.$C5]^2)" office:value-type="float" office:value="0.555555555555556" calcext:value-type="float">
            <text:p>0.5556</text:p>
          </table:table-cell>
          <table:table-cell/>
          <table:table-cell table:formula="of:=TANH([.D5]/100)" office:value-type="float" office:value="0.00999966667999946" calcext:value-type="float">
            <text:p>0.0100</text:p>
          </table:table-cell>
          <table:table-cell table:formula="of:=TANH([.E5]/100)" office:value-type="float" office:value="0.00888865478563384" calcext:value-type="float">
            <text:p>0.0089</text:p>
          </table:table-cell>
          <table:table-cell table:formula="of:=TANH([.F5]/100)" office:value-type="float" office:value="0.00555549840033982" calcext:value-type="float">
            <text:p>0.00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ply to comment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table:formula="of:=[.$B6]*(1-[.D$2]^2/[.$C6]^2)" office:value-type="float" office:value="5" calcext:value-type="float">
            <text:p>5.0000</text:p>
          </table:table-cell>
          <table:table-cell table:formula="of:=[.$B6]*(1-[.E$2]^2/[.$C6]^2)" office:value-type="float" office:value="4.89795918367347" calcext:value-type="float">
            <text:p>4.8980</text:p>
          </table:table-cell>
          <table:table-cell table:formula="of:=[.$B6]*(1-[.F$2]^2/[.$C6]^2)" office:value-type="float" office:value="4.59183673469388" calcext:value-type="float">
            <text:p>4.5918</text:p>
          </table:table-cell>
          <table:table-cell/>
          <table:table-cell table:formula="of:=TANH([.D6]/100)" office:value-type="float" office:value="0.04995837495788" calcext:value-type="float">
            <text:p>0.0500</text:p>
          </table:table-cell>
          <table:table-cell table:formula="of:=TANH([.E6]/100)" office:value-type="float" office:value="0.0489404620315347" calcext:value-type="float">
            <text:p>0.0489</text:p>
          </table:table-cell>
          <table:table-cell table:formula="of:=TANH([.F6]/100)" office:value-type="float" office:value="0.0458861216376542" calcext:value-type="float">
            <text:p>0.0459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decimal-places="4" number:min-integer-digits="1" number:grouping="true"/>
    </number:number-style>
    <number:number-style style:name="N119">
      <number:number number:decimal-places="3" number:min-decimal-places="3" number:min-integer-digits="1" number:grouping="true"/>
    </number:number-style>
    <number:number-style style:name="N118">
      <number:number number:decimal-places="15" number:min-decimal-places="15" number:min-integer-digits="1"/>
    </number:number-style>
    <number:number-style style:name="N117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04:06:38.074635936</meta:creation-date>
    <meta:generator>LibreOffice/7.3.7.2$Linux_X86_64 LibreOffice_project/30$Build-2</meta:generator>
    <dc:date>2025-04-07T04:09:33.482832570</dc:date>
    <meta:editing-duration>PT22H38M19S</meta:editing-duration>
    <meta:editing-cycles>1</meta:editing-cycles>
    <meta:document-statistic meta:table-count="1" meta:cell-count="49" meta:object-count="0"/>
  </office:meta>
</office:document-meta>
</file>